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" svg:font-family="David"/>
    <style:font-face style:name="David Libre" svg:font-family="'David Libre'"/>
    <style:font-face style:name="David Libre1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font-size="88pt" style:font-size-asian="88pt" style:font-size-complex="88pt"/>
    </style:style>
  </office:automatic-styles>
  <office:body>
    <office:text>
      <text:tracked-changes text:track-changes="false">
        <text:changed-region xml:id="ct109572523761872" text:id="ct109572523761872">
          <text:insertion>
            <office:change-info>
              <dc:creator>Unknown Author</dc:creator>
              <dc:date>2019-03-16T12:32:55</dc:date>
            </office:change-info>
          </text:insertion>
        </text:changed-region>
        <text:changed-region xml:id="ct109572523275120" text:id="ct109572523275120">
          <text:insertion>
            <office:change-info>
              <dc:creator>Unknown Author</dc:creator>
              <dc:date>2019-03-16T12:33:04</dc:date>
            </office:change-info>
          </text:insertion>
        </text:changed-region>
        <text:changed-region xml:id="ct109572523622080" text:id="ct109572523622080">
          <text:insertion>
            <office:change-info>
              <dc:creator>Unknown Author</dc:creator>
              <dc:date>2019-03-16T12:37:4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שמחַ</text:p>
      <text:p text:style-name="P1"><text:change-start text:change-id="ct109572523761872"/>שמחַ<text:change-end text:change-id="ct109572523761872"/></text:p>
      <text:p text:style-name="P1">שמח<text:change-start text:change-id="ct109572523275120"/>ַ<text:change-end text:change-id="ct109572523275120"/></text:p>
      <text:p text:style-name="P1"><text:change-start text:change-id="ct109572523622080"/>שמח<text:change-end text:change-id="ct109572523622080"/>ַ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" svg:font-family="David"/>
    <style:font-face style:name="David Libre" svg:font-family="'David Libre'"/>
    <style:font-face style:name="David Libre1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end"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David Libre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David Libre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avid" fo:font-family="David" style:font-size-asian="12pt" style:font-name-complex="David Libre" style:font-family-complex="'David Libre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avid Libre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avid Libre" style:font-family-complex="'David Libre'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16T12:29:28.176581325</meta:creation-date>
    <dc:date>2024-05-15T06:45:19.206980924</dc:date>
    <meta:editing-duration>PT19M19S</meta:editing-duration>
    <meta:editing-cycles>6</meta:editing-cycles>
    <meta:generator>LibreOffice/24.2.3.2$Linux_X86_64 LibreOffice_project/4f88f79086d18691a72ac668802d5bc5b5a88122</meta:generator>
    <meta:document-statistic meta:table-count="0" meta:image-count="0" meta:object-count="0" meta:page-count="1" meta:paragraph-count="4" meta:word-count="4" meta:character-count="12" meta:non-whitespace-character-count="12"/>
  </office:meta>
</office:document-meta>
</file>